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000000228E4FE236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8.263cm" fo:margin-left="-0.132cm" style:page-number="auto" table:align="left" style:writing-mode="lr-tb"/>
    </style:style>
    <style:style style:name="Tableau1.A" style:family="table-column">
      <style:table-column-properties style:column-width="5.625cm"/>
    </style:style>
    <style:style style:name="Tableau1.B" style:family="table-column">
      <style:table-column-properties style:column-width="12.638cm"/>
    </style:style>
    <style:style style:name="Tableau1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.B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4pt" fo:font-weight="bold" style:font-size-asian="14pt" style:font-weight-asian="bold"/>
    </style:style>
    <style:style style:name="P2" style:family="paragraph" style:parent-style-name="Header">
      <style:text-properties fo:font-size="14pt" fo:font-weight="bold" officeooo:paragraph-rsid="001f2e32" style:font-size-asian="14pt" style:font-weight-asian="bold"/>
    </style:style>
    <style:style style:name="P3" style:family="paragraph" style:parent-style-name="Standard">
      <style:text-properties fo:color="#ff3366" fo:font-weight="bold" officeooo:rsid="001f2e32" officeooo:paragraph-rsid="001f2e32" style:font-weight-asian="bold" style:font-weight-complex="bold"/>
    </style:style>
    <style:style style:name="P4" style:family="paragraph" style:parent-style-name="Standard">
      <style:paragraph-properties>
        <style:tab-stops/>
      </style:paragraph-properties>
      <style:text-properties officeooo:paragraph-rsid="0020cbb4"/>
    </style:style>
    <style:style style:name="P5" style:family="paragraph" style:parent-style-name="Standard">
      <style:text-properties officeooo:paragraph-rsid="00225e1a"/>
    </style:style>
    <style:style style:name="P6" style:family="paragraph" style:parent-style-name="Standard">
      <style:text-properties fo:color="#ff3366" fo:font-weight="bold" officeooo:rsid="001f2e32" officeooo:paragraph-rsid="001f2e32" style:font-weight-asian="bold" style:font-weight-complex="bold"/>
    </style:style>
    <style:style style:name="P7" style:family="paragraph" style:parent-style-name="Standard" style:list-style-name="WW8Num1">
      <style:paragraph-properties fo:margin-left="0cm" fo:margin-right="0cm" fo:text-indent="0cm" style:auto-text-indent="false"/>
    </style:style>
    <style:style style:name="P8" style:family="paragraph" style:parent-style-name="Standard" style:list-style-name="WW8Num1">
      <style:paragraph-properties fo:margin-left="0cm" fo:margin-right="0cm" fo:text-indent="0cm" style:auto-text-indent="false"/>
      <style:text-properties officeooo:paragraph-rsid="0020cbb4"/>
    </style:style>
    <style:style style:name="P9" style:family="paragraph" style:parent-style-name="Standard" style:list-style-name="WW8Num1">
      <style:paragraph-properties fo:margin-left="0cm" fo:margin-right="0cm" fo:text-indent="0cm" style:auto-text-indent="false">
        <style:tab-stops/>
      </style:paragraph-properties>
      <style:text-properties officeooo:paragraph-rsid="0020cbb4"/>
    </style:style>
    <style:style style:name="P10" style:family="paragraph" style:parent-style-name="Standard">
      <style:paragraph-properties fo:margin-left="-0.123cm" fo:margin-right="-0.018cm" fo:text-indent="0cm" style:auto-text-indent="false"/>
    </style:style>
    <style:style style:name="P11" style:family="paragraph" style:parent-style-name="Standard" style:list-style-name="WW8Num1">
      <style:paragraph-properties fo:margin-left="-0.123cm" fo:margin-right="-0.018cm" fo:text-indent="0cm" style:auto-text-indent="false"/>
    </style:style>
    <style:style style:name="P12" style:family="paragraph" style:parent-style-name="Standard">
      <style:paragraph-properties fo:margin-left="-0.123cm" fo:margin-right="-0.018cm" fo:text-indent="0cm" style:auto-text-indent="false"/>
      <style:text-properties officeooo:paragraph-rsid="00225e1a"/>
    </style:style>
    <style:style style:name="P13" style:family="paragraph" style:parent-style-name="Standard">
      <style:paragraph-properties fo:margin-left="-0.123cm" fo:margin-right="-0.018cm" fo:text-indent="0cm" style:auto-text-indent="false"/>
      <style:text-properties officeooo:paragraph-rsid="0023f7b1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language-asian="fr" style:country-asian="FR"/>
    </style:style>
    <style:style style:name="T3" style:family="text">
      <style:text-properties style:font-name="Wingdings"/>
    </style:style>
    <style:style style:name="T4" style:family="text">
      <style:text-properties officeooo:rsid="0020cbb4"/>
    </style:style>
    <style:style style:name="T5" style:family="text">
      <style:text-properties style:font-name="Times New Roman" officeooo:rsid="0020cbb4"/>
    </style:style>
    <style:style style:name="T6" style:family="text">
      <style:text-properties style:font-name="Times New Roman" officeooo:rsid="0021272b"/>
    </style:style>
    <style:style style:name="T7" style:family="text">
      <style:text-properties style:font-name="Times New Roman" officeooo:rsid="00225e1a"/>
    </style:style>
    <style:style style:name="T8" style:family="text">
      <style:text-properties officeooo:rsid="00225e1a"/>
    </style:style>
    <style:style style:name="T9" style:family="text">
      <style:text-properties officeooo:rsid="0023f7b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/>
            <text:p text:style-name="Standard">Description du fonctionnement souhaité par le client</text:p>
            <text:p text:style-name="Standard"/>
          </table:table-cell>
          <table:table-cell table:style-name="Tableau1.B1" office:value-type="string">
            <text:p text:style-name="P4"/>
            <text:list xml:id="list4741695132140806162" text:style-name="WW8Num1">
              <text:list-item text:start-value="1">
                <text:p text:style-name="P9">Commande par clavier à codes</text:p>
              </text:list-item>
              <text:list-item>
                <text:p text:style-name="P9">Ouverture des 2 vantaux</text:p>
              </text:list-item>
              <text:list-item>
                <text:p text:style-name="P9">Signal lumineux clignotant en fonctionnement</text:p>
              </text:list-item>
              <text:list-item>
                <text:p text:style-name="P9">Fermeture automatique</text:p>
                <text:p text:style-name="P9"/>
              </text:list-item>
            </text:list>
          </table:table-cell>
        </table:table-row>
        <table:table-row>
          <table:table-cell table:style-name="Tableau1.A2" office:value-type="string">
            <text:p text:style-name="Standard"/>
            <text:p text:style-name="Standard">Matériel nécessaire</text:p>
            <text:p text:style-name="Standard"/>
          </table:table-cell>
          <table:table-cell table:style-name="Tableau1.B2" office:value-type="string">
            <text:p text:style-name="Standard"/>
            <text:list xml:id="list30500174" text:continue-list="list4741695132140806162" text:style-name="WW8Num1">
              <text:list-item text:start-value="1">
                <text:p text:style-name="P7">centrale de commande référence PS240</text:p>
              </text:list-item>
              <text:list-item>
                <text:p text:style-name="P8"><text:span text:style-name="T4">Clavier à codes tactil R15</text:span></text:p>
              </text:list-item>
              <text:list-item>
                <text:p text:style-name="P7">motorisation gauche ref.MB 2000</text:p>
              </text:list-item>
              <text:list-item>
                <text:p text:style-name="P7">motorisation droite ref. MB 2000</text:p>
              </text:list-item>
              <text:list-item>
                <text:p text:style-name="P7">serrure électrique avec gâche ref. SEC110</text:p>
              </text:list-item>
              <text:list-item>
                <text:p text:style-name="P7">verrouillage mécanique au sol ref. VSM</text:p>
              </text:list-item>
              <text:list-item>
                <text:p text:style-name="P7">câble 3x1,5 mm² type R02V</text:p>
              </text:list-item>
              <text:list-item>
                <text:p text:style-name="P7">câble 2x1,5 mm² souple</text:p>
              </text:list-item>
              <text:list-item>
                <text:p text:style-name="P7">câble 2x0,6 mm² souple</text:p>
              </text:list-item>
              <text:list-item>
                <text:p text:style-name="P7">visserie</text:p>
                <text:p text:style-name="P7"/>
              </text:list-item>
            </text:list>
          </table:table-cell>
        </table:table-row>
        <table:table-row>
          <table:table-cell table:style-name="Tableau1.A2" office:value-type="string">
            <text:p text:style-name="Standard"/>
            <text:p text:style-name="Standard">Installation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Attention : pas sur les panneaux !</text:p>
          </table:table-cell>
          <table:table-cell table:style-name="Tableau1.B2" office:value-type="string">
            <text:p text:style-name="Standard"/>
            <text:list xml:id="list30519354" text:continue-list="list30500174" text:style-name="WW8Num1">
              <text:list-item text:start-value="1">
                <text:p text:style-name="P7">Installer l’HERMES MB 2000 suivant notice fournie</text:p>
              </text:list-item>
              <text:list-item>
                <text:p text:style-name="P7">Fixer le coffret de la centrale suivant instructions 1 – Fixation du coffret de la notice ‘Centrale de commande’</text:p>
              </text:list-item>
              <text:list-item>
                <text:p text:style-name="P7">Vérifier que le coupe-circuit secteur est déconnecté au tableau électrique</text:p>
              </text:list-item>
              <text:list-item>
                <text:p text:style-name="P7">Retirer le bornier C et brancher les 3 fils secteur – enficher le bornier C</text:p>
              </text:list-item>
              <text:list-item>
                <text:p text:style-name="P7">Retirer le bornier E et effectuer le câblage :</text:p>
              </text:list-item>
            </text:list>
            <text:p text:style-name="Standard"><text:tab/><text:span text:style-name="T3"></text:span> brancher le clignotant sur les borniers 19 et 20 ( pas de polarité <text:tab/>à respecter ) fil souple 1,5mm²</text:p>
            <text:p text:style-name="Standard"><text:tab/><text:span text:style-name="T3"></text:span> brancher la serrure sur les borniers 17 et 18 ( pas de polarité à <text:tab/>respecter ) fil souple 1,5mm²</text:p>
            <text:p text:style-name="Standard"><text:tab/><text:span text:style-name="T3"></text:span> raccorder M1 et M2 :</text:p>
            <text:p text:style-name="Standard"><text:tab/><text:tab/>M1 fil noir <text:tab/><text:span text:style-name="T3"></text:span> bornier 1</text:p>
            <text:p text:style-name="Standard"><text:tab/><text:tab/>M1 fil rouge <text:tab/><text:span text:style-name="T3"></text:span> bornier 2</text:p>
            <text:p text:style-name="Standard"><text:tab/><text:tab/>M2 fil noir <text:tab/><text:span text:style-name="T3"></text:span> bornier 16</text:p>
            <text:p text:style-name="Standard"><text:tab/><text:tab/>M2 fil rouge <text:tab/><text:span text:style-name="T3"></text:span> bornier 15</text:p>
            <text:p text:style-name="Standard"><text:tab/>M1 : Vantail recouvrant<text:tab/><text:tab/>M2 : Vantail recouvert</text:p>
            <text:p text:style-name="P5"><text:tab/><text:span text:style-name="T3"></text:span><text:span text:style-name="T5">Brancher </text:span><text:span text:style-name="T6">les câbles verts et gris NO et C </text:span><text:span text:style-name="T7">(du clavier « tactil ») <text:s text:c="3"/><text:tab/></text:span><text:span text:style-name="T6">sur les borniers 13 et 14 ( pas de polarité à respecter ) </text:span><text:span text:style-name="T7">fil souple <text:tab/>0,6mm²</text:span></text:p>
            <text:p text:style-name="P5"><text:span text:style-name="T3"><text:s text:c="3"/></text:span><text:span text:style-name="T5">Brancher </text:span><text:span text:style-name="T6">les câbles </text:span><text:span text:style-name="T7">rouge</text:span><text:span text:style-name="T6"> et </text:span><text:span text:style-name="T7">noir</text:span><text:span text:style-name="T6"> </text:span><text:span text:style-name="T7">du clavier « tactil ») sur </text:span><text:span text:style-name="T6">les <text:tab/>borniers </text:span><text:span text:style-name="T7">3 </text:span><text:span text:style-name="T6">et </text:span><text:span text:style-name="T7">4 </text:span><text:span text:style-name="T6">( pas de</text:span><text:span text:style-name="T6"> polarité à respecter ) </text:span><text:span text:style-name="T7">fil souple 0,6mm²</text:span></text:p>
            <text:list xml:id="list30495613" text:continue-list="list30519354" text:style-name="WW8Num1">
              <text:list-item text:start-value="1">
                <text:p text:style-name="P7">Enficher le bornier E</text:p>
              </text:list-item>
              <text:list-item>
                <text:p text:style-name="P7">Configurer les switches SW1 à 4</text:p>
              </text:list-item>
            </text:list>
            <text:p text:style-name="Standard"><text:tab/><text:tab/>SW1 : ON </text:p>
            <text:p text:style-name="Standard"><text:tab/><text:tab/>SW2 : <text:span text:style-name="T8">ON</text:span></text:p>
            <text:p text:style-name="Standard"><text:tab/><text:tab/>SW3 : <text:span text:style-name="T8">OFF</text:span></text:p>
            <text:p text:style-name="Standard"><text:tab/><text:tab/>SW4 : ON</text:p>
            <text:list xml:id="list30517074" text:continue-numbering="true" text:style-name="WW8Num1">
              <text:list-header>
                <text:p text:style-name="P11"/>
                <text:p text:style-name="P11"/>
              </text:list-header>
            </text:list>
            <text:p text:style-name="P10"><text:soft-page-break/><text:span text:style-name="T8"/></text:p>
            <text:p text:style-name="P12"><text:span text:style-name="T8"/></text:p>
            <text:p text:style-name="P12"><text:span text:style-name="T8">- Démonter la face avant du clavier « tactil » pour avoir accès à la platine</text:span></text:p>
            <text:p text:style-name="P12"><text:span text:style-name="T8">-</text:span><text:span text:style-name="T9">Placez le cavalier sur la position P</text:span></text:p>
            <text:p text:style-name="P13"><text:span text:style-name="T9">-Alimenter (signal sonore de bips répétés)</text:span></text:p>
            <text:p text:style-name="P13"><text:span text:style-name="T9">-Replacer le cavalier sur la position N, le voyant orange s'allume</text:span></text:p>
            <text:p text:style-name="P13"><text:span text:style-name="T9">-Composez 0.0.0, puis NOVEAU CODE MAITRE puis VAL puis PRG (le code maître est maintenant configuré)</text:span></text:p>
            <text:p text:style-name="P13"><text:span text:style-name="T9">-Composez CODE MAITRE puis PRG puis 0.0.1 puis CODE UTILISATEUR puis VAL puis 1.0.1 puis VAL puis PRG (le code utilisateur est maintenant configuré)</text:span></text:p>
            <text:p text:style-name="P13"><text:span text:style-name="T9"/></text:p>
            <text:p text:style-name="P13"><text:span text:style-name="T9">Ouverture du portail :</text:span></text:p>
            <text:p text:style-name="P13"><text:span text:style-name="T9">-Composez le CODE UTILISATEUR puis VAL (la lumière verte s'allume, le portail s'ouvre.)</text:span></text:p>
            <text:list xml:id="list30496240" text:continue-numbering="true" text:style-name="WW8Num1">
              <text:list-header>
                <text:p text:style-name="P11"/>
                <text:p text:style-name="P11"/>
              </text:list-header>
              <text:list-item>
                <text:p text:style-name="P11">Procéder à l’auto-apprentissage et effectuer les réglages nécessaires suivant les instructions de la notice de la centrale de commande </text:p>
                <text:p text:style-name="P7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Arial Unicode MS1" style:font-size-asian="14pt" style:font-name-complex="Tahoma2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style:font-size-asian="14pt" style:font-weight-asian="bold"/>
    </style:style>
    <style:style style:name="MP2" style:family="paragraph" style:parent-style-name="Header">
      <style:text-properties fo:font-size="14pt" fo:font-weight="bold" officeooo:paragraph-rsid="001f2e32" style:font-size-asian="14pt" style:font-weight-asian="bold"/>
    </style:style>
    <style:style style:name="MT1" style:family="text">
      <style:text-properties fo:font-size="10pt" style:font-size-asian="10pt" style:language-asian="fr" style:country-asian="FR"/>
    </style:style>
    <style:style style:name="MT2" style:family="text">
      <style:text-properties fo:font-size="10pt" style:font-size-asian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1.501cm" fo:margin-right="1.501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4.452cm" svg:y="0cm" svg:width="3.468cm" svg:height="2.563cm" draw:z-index="1"><draw:image xlink:href="Pictures/10000000000003B000000228E4FE2368.jpg" xlink:type="simple" xlink:show="embed" xlink:actuate="onLoad"/></draw:frame>SYSTEMES – PORTAIL MOTOSTAR </text:p>
        <text:p text:style-name="MP1">Notice d’installation</text:p>
        <text:p text:style-name="MP2">_______________________________________________________________</text:p>
        <text:p text:style-name="Header"/>
      </style:header>
      <style:footer>
        <text:p text:style-name="Footer"><text:span text:style-name="MT1"><text:file-name text:display="name-and-extension">notice_installation_N1.odt</text:file-name></text:span><text:span text:style-name="MT2"><text:tab/><text:tab/></text:span><text:span text:style-name="MT1"><text:tab/>- </text:span><text:span text:style-name="MT1"><text:page-number text:select-page="current">2</text:page-number></text:span><text:span text:style-name="MT1"> -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initial-creator>anne marie</meta:initial-creator>
    <meta:creation-date>2005-09-29T14:18:00</meta:creation-date>
    <dc:date>2016-02-23T10:33:18.86</dc:date>
    <meta:print-date>2007-03-07T13:42:26</meta:print-date>
    <dc:language>fr-FR</dc:language>
    <meta:editing-cycles>16</meta:editing-cycles>
    <meta:editing-duration>PT52M22S</meta:editing-duration>
    <meta:document-statistic meta:table-count="1" meta:image-count="1" meta:object-count="0" meta:page-count="2" meta:paragraph-count="59" meta:word-count="457" meta:character-count="2515" meta:non-whitespace-character-count="2103"/>
    <meta:user-defined meta:name="Info 1"/>
    <meta:user-defined meta:name="Info 2"/>
    <meta:user-defined meta:name="Info 3"/>
    <meta:user-defined meta:name="Info 4"/>
  </office:meta>
</office:document-meta>
</file>